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1"/>
    <style:style style:name="P6" style:family="paragraph" style:parent-style-name="Standard" style:list-style-name="L1">
      <style:text-properties fo:language="fr" fo:country="FR" style:language-asian="zxx" style:country-asian="none" style:language-complex="zxx" style:country-complex="none"/>
    </style:style>
    <style:style style:name="P7" style:family="paragraph" style:parent-style-name="Footer">
      <style:paragraph-properties fo:text-align="center" style:justify-single-word="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Rapport de projet PCOO</text:p>
      <text:p text:style-name="P1"/>
      <text:p text:style-name="P1"/>
      <text:p text:style-name="P2">Quentin Garnier</text:p>
      <text:p text:style-name="P2">Léa Bloom</text:p>
      <text:p text:style-name="P2">Miléna Kostov</text:p>
      <text:p text:style-name="Standard"/>
      <text:p text:style-name="Standard"/>
      <text:p text:style-name="Standard"/>
      <text:p text:style-name="Standard">SOMMAIRE</text:p>
      <text:p text:style-name="Standard"/>
      <text:list xml:id="list2000836301446008333" text:style-name="L1">
        <text:list-item>
          <text:p text:style-name="P5">Fonctionnalités implémentées (actuellement tout sauf filtre onglet 1 (?)).</text:p>
        </text:list-item>
        <text:list-item>
          <text:p text:style-name="P6">Contribution de chacun, la façon dont on a organisé le travail et comment il a été partagé doit apparaître clairement.</text:p>
        </text:list-item>
        <text:list-item>
          <text:p text:style-name="P6">Choix de conception réalisés : être concis et précis (<text:span text:style-name="T1">inutile de paraphraser tout le code</text:span>).</text:p>
        </text:list-item>
        <text:list-item>
          <text:p text:style-name="P6">Difficultés rencontrées et limitations ou bugs connus de notre programme (actuellement, aucun bug connu, limitations = ?).</text:p>
        </text:list-item>
        <text:list-item>
          <text:p text:style-name="P6">Détails techniques pour lancer l'application : les fichiers dans l'archive sont dans des sous-dossier (leurs packages respectifs). Pour lancer l'application, il faut exécuter le main (il est possible de l'exécuter depuis l'IDE, ou par ligne de commande si vous préférez). Dans TOUS LES CAS : il faut un fichier « data.xml » qui sera lu à l'ouverture du programme.<text:line-break/> <text:tab/>* Pour le lancer avec ligne de commande, il faut renseigner en premier paramètre le chemin d'accès au data.xml ;<text:line-break/> <text:tab/>* Pour le lancer sans ligne de commande (uniquement depuis l'IDE donc) il faut placer le fichier dans un dossier data afin de respecter le chemin d'accès par défaut qui est : « data/data.xml » (l'exécution par défaut s'effectue uniquement si aucun paramètre n'est donné). Lors de notre phase de développement, l'arborescence était la suivante :<text:line-break/><text:span text:style-name="T1">[INSERER CAPTURE D'ECRAN ARBORESCENCE !].</text:span></text:p>
        </text:list-item>
        <text:list-item>
          <text:p text:style-name="P6">Toute autre information jugée pertinente (améliorations futures possibles ? Ou on garde ça dans la partie 3 ou 4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M</meta:editing-duration>
    <meta:editing-cycles>9</meta:editing-cycles>
    <meta:generator>OpenOffice/4.1.5$Win32 OpenOffice.org_project/415m1$Build-9789</meta:generator>
    <dc:date>2021-01-06T17:15:36.65</dc:date>
    <dc:creator>Quentin Garnier</dc:creator>
    <meta:document-statistic meta:table-count="0" meta:image-count="0" meta:object-count="0" meta:page-count="1" meta:paragraph-count="12" meta:word-count="239" meta:character-count="1468"/>
    <meta:user-defined meta:name="Info 1"/>
    <meta:user-defined meta:name="Info 2"/>
    <meta:user-defined meta:name="Info 3"/>
    <meta:user-defined meta:name="Info 4"/>
  </office:meta>
</office:document-meta>
</file>